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998cm" table:align="margins" style:writing-mode="lr-tb"/>
    </style:style>
    <style:style style:name="Tabela1.A" style:family="table-column">
      <style:table-column-properties style:column-width="4.999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a1.C2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4.998cm" table:align="margins" style:writing-mode="lr-tb"/>
    </style:style>
    <style:style style:name="Tabela2.A" style:family="table-column">
      <style:table-column-properties style:column-width="3.75cm" style:rel-column-width="16383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D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paragraph-properties fo:text-align="justify" style:justify-single-word="false" style:snap-to-layout-grid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Fase 0</text:p>
      <text:p text:style-name="Standard"/>
      <text:p text:style-name="Standard">Declaração de propósito:</text:p>
      <text:p text:style-name="Standard">O propósito deste modelo é representar a futura base de dados do sistema gerenciador de eventos. Projeto que pretende reunir numa única base de dados todas as informações de participantes, palestrantes e organizadores, de diversos eventos, para que desta forma possam ser reutilizadas em futuros eventos, sem a necessidade de recadastramento de todos os dados.</text:p>
      <text:p text:style-name="Standard">Declaração de escopo</text:p>
      <text:p text:style-name="Standard">Usuário participante:</text:p>
      <text:list xml:id="list34460682" text:style-name="L3">
        <text:list-item>
          <text:p text:style-name="P2">Alteração de dados do cadastro;</text:p>
        </text:list-item>
        <text:list-item>
          <text:p text:style-name="P2">Listar histórico de participação de eventos;</text:p>
        </text:list-item>
        <text:list-item>
          <text:p text:style-name="P2">Listar eventos aos quais está inscrito;</text:p>
        </text:list-item>
        <text:list-item>
          <text:p text:style-name="P2">Listar pagamentos pendentes.</text:p>
        </text:list-item>
      </text:list>
      <text:p text:style-name="Standard">Usuário gerenciador:</text:p>
      <text:list xml:id="list34260644" text:style-name="L2">
        <text:list-item>
          <text:p text:style-name="P1">Listar frequências do evento;</text:p>
        </text:list-item>
        <text:list-item>
          <text:p text:style-name="P1">Listar frequências das atividades do evento;</text:p>
        </text:list-item>
        <text:list-item>
          <text:p text:style-name="P1">Gerar lista de presença do evento;</text:p>
        </text:list-item>
        <text:list-item>
          <text:p text:style-name="P1">Gerar listas de presença das atividades;</text:p>
        </text:list-item>
        <text:list-item>
          <text:p text:style-name="P1">Listar eventos;</text:p>
        </text:list-item>
        <text:list-item>
          <text:p text:style-name="P1">Listar atividades por evento;</text:p>
        </text:list-item>
        <text:list-item>
          <text:p text:style-name="P1">Listar pagamentos de participantes;</text:p>
        </text:list-item>
      </text:list>
      <text:p text:style-name="Standard">Usuário administrador:</text:p>
      <text:list xml:id="list37623808" text:continue-numbering="true" text:style-name="L2">
        <text:list-item>
          <text:p text:style-name="P1">Listar usuários cadastrados no sistema;</text:p>
        </text:list-item>
        <text:list-item>
          <text:p text:style-name="P1">Listar eventos por participante;</text:p>
        </text:list-item>
        <text:list-item>
          <text:p text:style-name="P1">Listar participantes por evento;</text:p>
        </text:list-item>
        <text:list-item>
          <text:p text:style-name="P1">Listar atividades por evento;</text:p>
        </text:list-item>
        <text:list-item>
          <text:p text:style-name="P1">Listar pagamentos de eventos;</text:p>
        </text:list-item>
      </text:list>
      <text:p text:style-name="Standard"><text:soft-page-break/>Os usuários do sistema serão gerenciados de acordo com uma hierarquia onde participantes e palestrantes terão um nível de acesso e os organizadores terão outro. Haverá também o usuário administrador, que farão a gerência dos dados de todos os outros participantes tendo desta forma maior nível na hierarquia.</text:p>
      <text:p text:style-name="Standard">O negócio se trata de gerenciar usuários que poderão se inscrever em determinados eventos.</text:p>
      <text:p text:style-name="Standard">Os dados dos usuários serão: nome, endereço, email, CPF, senha, profissão, escolaridade.</text:p>
      <text:p text:style-name="Standard"/>
      <text:p text:style-name="Standard">Plano de modelagem:</text:p>
      <text:list xml:id="list33642622" text:style-name="L1">
        <text:list-item>
          <text:p text:style-name="P5">Planejamento do projeto</text:p>
        </text:list-item>
        <text:list-item>
          <text:p text:style-name="P5">Coleta de dados</text:p>
        </text:list-item>
        <text:list-item>
          <text:p text:style-name="P5">Definição das entidades</text:p>
        </text:list-item>
        <text:list-item>
          <text:p text:style-name="P5">Definição dos relacionamentos</text:p>
        </text:list-item>
        <text:list-item>
          <text:p text:style-name="P5">Definição dos atributos chaves</text:p>
        </text:list-item>
        <text:list-item>
          <text:p text:style-name="P5">População dos atributos não-chaves</text:p>
        </text:list-item>
        <text:list-item>
          <text:p text:style-name="P5">Validação do modelo</text:p>
        </text:list-item>
        <text:list-item>
          <text:p text:style-name="P5">Revisão e aceitação</text:p>
        </text:list-item>
      </text:list>
      <text:p text:style-name="Standard">Equipe de projeto:</text:p>
      <text:p text:style-name="Standard">Jairo Charnoski do Nascimento (Gerente do projeto, especialista, modelador)</text:p>
      <text:p text:style-name="Standard">Janisson Gois de Souza (Gerente do projeto, especialista, modelador)</text:p>
      <text:p text:style-name="Standard">Prof. Eugênio (Comitê de revisão e aceitação)</text:p>
      <text:p text:style-name="Standard"/>
      <text:p text:style-name="Standard">Material fonte:</text:p>
      <text:p text:style-name="Standard">Fichas de inscrições de eventos diversos.</text:p>
      <text:p text:style-name="Standard">Dados de comissões organizadoras de eventos já realizados.</text:p>
      <text:p text:style-name="Standard">Sistemas de inscrição online de diversos eventos.</text:p>
      <text:p text:style-name="Standard"/>
      <text:p text:style-name="Standard"/>
      <text:p text:style-name="Standard"/>
      <text:p text:style-name="Standard"/>
      <text:p text:style-name="Standard"><text:soft-page-break/>Fase 1</text:p>
      <text:p text:style-name="Standard">Identificação das entidades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">Número</text:p>
          </table:table-cell>
          <table:table-cell table:style-name="Tabela1.A1" office:value-type="string">
            <text:p text:style-name="P3">Nome da Entidade</text:p>
          </table:table-cell>
          <table:table-cell table:style-name="Tabela1.C1" office:value-type="string">
            <text:p text:style-name="P3">Material Fonte</text:p>
          </table:table-cell>
        </table:table-row>
        <table:table-row>
          <table:table-cell table:style-name="Tabela1.A2" office:value-type="float" office:value="1">
            <text:p text:style-name="Table_20_Contents">1</text:p>
          </table:table-cell>
          <table:table-cell table:style-name="Tabela1.B2" office:value-type="string">
            <text:p text:style-name="Table_20_Contents">Usuário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float" office:value="2">
            <text:p text:style-name="Table_20_Contents">2</text:p>
          </table:table-cell>
          <table:table-cell table:style-name="Tabela1.B2" office:value-type="string">
            <text:p text:style-name="Table_20_Contents">Evento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float" office:value="3">
            <text:p text:style-name="Table_20_Contents">3</text:p>
          </table:table-cell>
          <table:table-cell table:style-name="Tabela1.B2" office:value-type="string">
            <text:p text:style-name="Table_20_Contents">Atividade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Standard"/>
      <text:p text:style-name="Standard">Definição das entidades:</text:p>
      <text:p text:style-name="Standard">Nome: Usuário</text:p>
      <text:p text:style-name="Standard">Descrição: Qualquer usuário com cadastrado no sistema.</text:p>
      <text:p text:style-name="Standard"/>
      <text:p text:style-name="Standard">Nome: Evento</text:p>
      <text:p text:style-name="Standard">Descrição: Evento criado no SGE</text:p>
      <text:p text:style-name="Standard"/>
      <text:p text:style-name="Standard">Nome: Atividade</text:p>
      <text:p text:style-name="Standard">Descrição: Atividades em um evento, exemplo, minicursos, mesas-redondas, oficinas, etc.</text:p>
      <text:p text:style-name="Standard"/>
      <text:p text:style-name="Standard"/>
      <text:p text:style-name="Standard">Fase 2</text:p>
      <text:p text:style-name="Standard">Identificação das entidades relacionadas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>Usuário</text:p>
          </table:table-cell>
          <table:table-cell table:style-name="Tabela2.A1" office:value-type="string">
            <text:p text:style-name="Table_20_Contents">Evento</text:p>
          </table:table-cell>
          <table:table-cell table:style-name="Tabela2.D1" office:value-type="string">
            <text:p text:style-name="Table_20_Contents">Atividade</text:p>
          </table:table-cell>
        </table:table-row>
        <table:table-row>
          <table:table-cell table:style-name="Tabela2.A2" office:value-type="string">
            <text:p text:style-name="Table_20_Contents">Usuário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x</text:p>
          </table:table-cell>
          <table:table-cell table:style-name="Tabela2.D2" office:value-type="string">
            <text:p text:style-name="Table_20_Contents">x</text:p>
          </table:table-cell>
        </table:table-row>
        <table:table-row>
          <table:table-cell table:style-name="Tabela2.A2" office:value-type="string">
            <text:p text:style-name="Table_20_Contents">Evento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>x</text:p>
          </table:table-cell>
        </table:table-row>
        <table:table-row>
          <table:table-cell table:style-name="Tabela2.A2" office:value-type="string">
            <text:p text:style-name="Table_20_Contents">Atividade</text:p>
          </table:table-cell>
          <table:table-cell table:style-name="Tabela2.A2" office:value-type="string">
            <text:p text:style-name="Table_20_Contents">x</text:p>
          </table:table-cell>
          <table:table-cell table:style-name="Tabela2.A2" office:value-type="string">
            <text:p text:style-name="Table_20_Contents">x</text:p>
          </table:table-cell>
          <table:table-cell table:style-name="Tabela2.D2" office:value-type="string">
            <text:p text:style-name="Table_20_Contents"/>
          </table:table-cell>
        </table:table-row>
      </table:table>
      <text:p text:style-name="Standard">Definição das entidades relacionadas</text:p>
      <text:p text:style-name="Standard">Usuário – participa 0 ou vários eventos</text:p>
      <text:p text:style-name="Standard"><text:soft-page-break/>Usuário – possui 0 ou muitas atividades</text:p>
      <text:p text:style-name="Standard">Evento – é criado por um usuário</text:p>
      <text:p text:style-name="Standard">Evento – possui 0 ou muitas atividades</text:p>
      <text:p text:style-name="Standard">Atividade – é criada por um usuário</text:p>
      <text:p text:style-name="Standard">Atividade – pertence a um evento</text:p>
      <text:p text:style-name="Standard"/>
      <text:p text:style-name="Standard">Fase 3 - Definição de chaves</text:p>
      <text:p text:style-name="Standard">Resolução de relacionamento não-específico</text:p>
      <text:p text:style-name="Standard">* Usuári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true" style:font-name-asian="Arial Unicode M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247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iro</meta:initial-creator>
    <dc:creator>Jairo Charnoski</dc:creator>
    <meta:editing-cycles>3</meta:editing-cycles>
    <meta:creation-date>2009-11-03T00:34:00</meta:creation-date>
    <dc:date>2009-11-09T17:50:50.21</dc:date>
    <meta:editing-duration>PT00H02M07S</meta:editing-duration>
    <meta:generator>BrOffice.org/3.1$Win32 OpenOffice.org_project/310m19$Build-9420</meta:generator>
    <meta:document-statistic meta:table-count="2" meta:image-count="0" meta:object-count="0" meta:page-count="4" meta:paragraph-count="85" meta:word-count="443" meta:character-count="2857"/>
    <meta:template xlink:type="simple" xlink:actuate="onRequest" xlink:title="Normal.dotm" xlink:href=""/>
  </office:meta>
</office:document-meta>
</file>